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1.561cm"/>
    </style:style>
    <style:style style:name="co6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f(Xn)</text:p>
          </table:table-cell>
          <table:table-cell office:value-type="string" calcext:value-type="string">
            <text:p>ERROR</text:p>
          </table:table-cell>
          <table:table-cell table:style-name="ce1"/>
          <table:table-cell table:style-name="ce1" office:value-type="string" calcext:value-type="string">
            <text:p>FUNCION:</text:p>
          </table:table-cell>
          <table:table-cell table:style-name="ce1" office:value-type="string" calcext:value-type="string">
            <text:p>F(X) = X² – 4x – 3</text:p>
          </table:table-cell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table:formula="of:=ABS(([.B3]-[.D3])/[.C3])" office:value-type="float" office:value="1.5" calcext:value-type="float">
            <text:p>1.5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3/([.C3]-4)" office:value-type="float" office:value="-0.666666666666667" calcext:value-type="float">
            <text:p>-0.666666666666667</text:p>
          </table:table-cell>
          <table:table-cell table:formula="of:=([.C4]*[.C4]) - (4*[.C4])-3" office:value-type="float" office:value="0.111111111111111" calcext:value-type="float">
            <text:p>0.111111111111111</text:p>
          </table:table-cell>
          <table:table-cell table:formula="of:=ABS(([.C4]-[.C3])/[.C4])" office:value-type="float" office:value="0.25" calcext:value-type="float">
            <text:p>0.25</text:p>
          </table:table-cell>
          <table:table-cell table:style-name="ce1"/>
          <table:table-cell table:style-name="ce1" office:value-type="string" calcext:value-type="string">
            <text:p>X-i = 3 / ( Xi – 1 ) – 4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3/([.C4]-4)" office:value-type="float" office:value="-0.642857142857143" calcext:value-type="float">
            <text:p>-0.642857142857143</text:p>
          </table:table-cell>
          <table:table-cell table:formula="of:=([.C5]*[.C5]) - (4*[.C5])-3" office:value-type="float" office:value="-0.0153061224489801" calcext:value-type="float">
            <text:p>-0.0153061224489801</text:p>
          </table:table-cell>
          <table:table-cell table:formula="of:=ABS(([.C5]-[.C4])/[.C5])" office:value-type="float" office:value="0.0370370370370371" calcext:value-type="float">
            <text:p>0.0370370370370371</text:p>
          </table:table-cell>
          <table:table-cell table:style-name="ce1"/>
          <table:table-cell table:style-name="ce1" office:value-type="string" calcext:value-type="string">
            <text:p>Xi = 3 / X0 – 4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3/([.C5]-4)" office:value-type="float" office:value="-0.646153846153846" calcext:value-type="float">
            <text:p>-0.646153846153846</text:p>
          </table:table-cell>
          <table:table-cell table:formula="of:=([.C6]*[.C6]) - (4*[.C6])-3" office:value-type="float" office:value="0.00213017751479327" calcext:value-type="float">
            <text:p>0.00213017751479327</text:p>
          </table:table-cell>
          <table:table-cell table:formula="of:=ABS(([.C6]-[.C5])/[.C6])" office:value-type="float" office:value="0.00510204081632668" calcext:value-type="float">
            <text:p>0.00510204081632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3/([.C6]-4)" office:value-type="float" office:value="-0.645695364238411" calcext:value-type="float">
            <text:p>-0.645695364238411</text:p>
          </table:table-cell>
          <table:table-cell table:formula="of:=([.C7]*[.C7]) - (4*[.C7])-3" office:value-type="float" office:value="-0.000296039647384117" calcext:value-type="float">
            <text:p>-0.000296039647384117</text:p>
          </table:table-cell>
          <table:table-cell table:formula="of:=ABS(([.C7]-[.C6])/[.C7])" office:value-type="float" office:value="0.00071005917159774" calcext:value-type="float">
            <text:p>0.00071005917159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3/([.C7]-4)" office:value-type="float" office:value="-0.64575908766928" calcext:value-type="float">
            <text:p>-0.64575908766928</text:p>
          </table:table-cell>
          <table:table-cell table:formula="of:=([.C8]*[.C8]) - (4*[.C8])-3" office:value-type="float" office:value="0.0000411499845811569" calcext:value-type="float">
            <text:p>4.11499845811569E-05</text:p>
          </table:table-cell>
          <table:table-cell table:formula="of:=ABS(([.C8]-[.C7])/[.C8])" office:value-type="float" office:value="0.0000986798824612162" calcext:value-type="float">
            <text:p>9.8679882461216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3/([.C8]-4)" office:value-type="float" office:value="-0.645750230131942" calcext:value-type="float">
            <text:p>-0.645750230131942</text:p>
          </table:table-cell>
          <table:table-cell table:formula="of:=([.C9]*[.C9]) - (4*[.C9])-3" office:value-type="float" office:value="-0.00000571975677399195" calcext:value-type="float">
            <text:p>-5.71975677399195E-06</text:p>
          </table:table-cell>
          <table:table-cell table:formula="of:=ABS(([.C9]-[.C8])/[.C9])" office:value-type="float" office:value="0.0000137166615270014" calcext:value-type="float">
            <text:p>1.3716661527001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3/([.C9]-4)" office:value-type="float" office:value="-0.645751461312374" calcext:value-type="float">
            <text:p>-0.645751461312374</text:p>
          </table:table-cell>
          <table:table-cell table:formula="of:=([.C10]*[.C10]) - (4*[.C10])-3" office:value-type="float" office:value="0.000000795036562806217" calcext:value-type="float">
            <text:p>7.95036562806217E-07</text:p>
          </table:table-cell>
          <table:table-cell table:formula="of:=ABS(([.C10]-[.C9])/[.C10])" office:value-type="float" office:value="0.00000190658559132549" calcext:value-type="float">
            <text:p>1.9065855913254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3/([.C10]-4)" office:value-type="float" office:value="-0.645751290180412" calcext:value-type="float">
            <text:p>-0.645751290180412</text:p>
          </table:table-cell>
          <table:table-cell table:formula="of:=([.C11]*[.C11]) - (4*[.C11])-3" office:value-type="float" office:value="-0.000000110508685313704" calcext:value-type="float">
            <text:p>-1.10508685313704E-07</text:p>
          </table:table-cell>
          <table:table-cell table:formula="of:=ABS(([.C11]-[.C10])/[.C11])" office:value-type="float" office:value="0.000000265012187583621" calcext:value-type="float">
            <text:p>2.65012187583621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3/([.C11]-4)" office:value-type="float" office:value="-0.645751313967455" calcext:value-type="float">
            <text:p>-0.645751313967455</text:p>
          </table:table-cell>
          <table:table-cell table:formula="of:=([.C12]*[.C12]) - (4*[.C12])-3" office:value-type="float" office:value="0.0000000153605141939295" calcext:value-type="float">
            <text:p>1.53605141939295E-08</text:p>
          </table:table-cell>
          <table:table-cell table:formula="of:=ABS(([.C12]-[.C11])/[.C12])" office:value-type="float" office:value="0.0000000368362284000939" calcext:value-type="float">
            <text:p>3.68362284000939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3/([.C12]-4)" office:value-type="float" office:value="-0.645751310661098" calcext:value-type="float">
            <text:p>-0.645751310661098</text:p>
          </table:table-cell>
          <table:table-cell table:formula="of:=([.C13]*[.C13]) - (4*[.C13])-3" office:value-type="float" office:value="-0.00000000213508499768977" calcext:value-type="float">
            <text:p>-2.13508499768977E-09</text:p>
          </table:table-cell>
          <table:table-cell table:formula="of:=ABS(([.C13]-[.C12])/[.C13])" office:value-type="float" office:value="0.00000000512017142744518" calcext:value-type="float">
            <text:p>5.12017142744518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3/([.C13]-4)" office:value-type="float" office:value="-0.645751311120675" calcext:value-type="float">
            <text:p>-0.645751311120675</text:p>
          </table:table-cell>
          <table:table-cell table:formula="of:=([.C14]*[.C14]) - (4*[.C14])-3" office:value-type="float" office:value="0.000000000296772828534131" calcext:value-type="float">
            <text:p>2.96772828534131E-10</text:p>
          </table:table-cell>
          <table:table-cell table:formula="of:=ABS(([.C14]-[.C13])/[.C14])" office:value-type="float" office:value="0.00000000071169492551092" calcext:value-type="float">
            <text:p>7.1169492551092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3/([.C14]-4)" office:value-type="float" office:value="-0.645751311056795" calcext:value-type="float">
            <text:p>-0.645751311056795</text:p>
          </table:table-cell>
          <table:table-cell table:formula="of:=([.C15]*[.C15]) - (4*[.C15])-3" office:value-type="float" office:value="-0.0000000000412514467029723" calcext:value-type="float">
            <text:p>-4.12514467029723E-11</text:p>
          </table:table-cell>
          <table:table-cell table:formula="of:=ABS(([.C15]-[.C14])/[.C15])" office:value-type="float" office:value="0.0000000000989244100764608" calcext:value-type="float">
            <text:p>9.89244100764608E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3/([.C15]-4)" office:value-type="float" office:value="-0.645751311065674" calcext:value-type="float">
            <text:p>-0.645751311065674</text:p>
          </table:table-cell>
          <table:table-cell table:formula="of:=([.C16]*[.C16]) - (4*[.C16])-3" office:value-type="float" office:value="0.00000000000573407987758401" calcext:value-type="float">
            <text:p>5.73407987758401E-12</text:p>
          </table:table-cell>
          <table:table-cell table:formula="of:=ABS(([.C16]-[.C15])/[.C16])" office:value-type="float" office:value="0.0000000000137504044578611" calcext:value-type="float">
            <text:p>1.37504044578611E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3/([.C16]-4)" office:value-type="float" office:value="-0.64575131106444" calcext:value-type="float">
            <text:p>-0.64575131106444</text:p>
          </table:table-cell>
          <table:table-cell table:formula="of:=([.C17]*[.C17]) - (4*[.C17])-3" office:value-type="float" office:value="-0.000000000000797140131680862" calcext:value-type="float">
            <text:p>-7.97140131680862E-13</text:p>
          </table:table-cell>
          <table:table-cell table:formula="of:=ABS(([.C17]-[.C16])/[.C17])" office:value-type="float" office:value="0.00000000000191131619143182" calcext:value-type="float">
            <text:p>1.91131619143182E-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3/([.C17]-4)" office:value-type="float" office:value="-0.645751311064612" calcext:value-type="float">
            <text:p>-0.645751311064612</text:p>
          </table:table-cell>
          <table:table-cell table:formula="of:=([.C18]*[.C18]) - (4*[.C18])-3" office:value-type="float" office:value="0.000000000000111022302462516" calcext:value-type="float">
            <text:p>1.11022302462516E-13</text:p>
          </table:table-cell>
          <table:table-cell table:formula="of:=ABS(([.C18]-[.C17])/[.C18])" office:value-type="float" office:value="0.000000000000265799661055393" calcext:value-type="float">
            <text:p>2.65799661055393E-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3/([.C18]-4)" office:value-type="float" office:value="-0.645751311064588" calcext:value-type="float">
            <text:p>-0.645751311064588</text:p>
          </table:table-cell>
          <table:table-cell table:formula="of:=([.C19]*[.C19]) - (4*[.C19])-3" office:value-type="float" office:value="-0.0000000000000150990331349021" calcext:value-type="float">
            <text:p>-1.50990331349021E-14</text:p>
          </table:table-cell>
          <table:table-cell table:formula="of:=ABS(([.C19]-[.C18])/[.C19])" office:value-type="float" office:value="0.0000000000000369643771842895" calcext:value-type="float">
            <text:p>3.69643771842895E-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3/([.C19]-4)" office:value-type="float" office:value="-0.645751311064591" calcext:value-type="float">
            <text:p>-0.645751311064591</text:p>
          </table:table-cell>
          <table:table-cell table:formula="of:=([.C20]*[.C20]) - (4*[.C20])-3" office:value-type="float" office:value="0" calcext:value-type="float">
            <text:p>0</text:p>
          </table:table-cell>
          <table:table-cell table:formula="of:=ABS(([.C20]-[.C19])/[.C20])" office:value-type="float" office:value="4.98589273648553E-015" calcext:value-type="float">
            <text:p>4.98589273648553E-1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TERACION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f(Xn)</text:p>
          </table:table-cell>
          <table:table-cell office:value-type="string" calcext:value-type="string">
            <text:p>ERROR</text:p>
          </table:table-cell>
          <table:table-cell table:style-name="ce1"/>
          <table:table-cell table:style-name="ce1" office:value-type="string" calcext:value-type="string">
            <text:p>FUNCION:</text:p>
          </table:table-cell>
          <table:table-cell table:style-name="ce1" office:value-type="string" calcext:value-type="string">
            <text:p>F(X) = (3-x²)/-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table:formula="of:=ABS(([.B23]-[.D23])/[.C23])" office:value-type="float" office:value="1.5" calcext:value-type="float">
            <text:p>1.5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3-([.C23]*[.C23]))/-4" office:value-type="float" office:value="-0.6875" calcext:value-type="float">
            <text:p>-0.6875</text:p>
          </table:table-cell>
          <table:table-cell table:formula="of:=([.C24]*[.C24])-(4*[.C24])-3" office:value-type="float" office:value="0.22265625" calcext:value-type="float">
            <text:p>0.22265625</text:p>
          </table:table-cell>
          <table:table-cell table:formula="of:=ABS(([.C24]-[.C23])/[.C24])" office:value-type="float" office:value="0.272727272727273" calcext:value-type="float">
            <text:p>0.272727272727273</text:p>
          </table:table-cell>
          <table:table-cell table:style-name="ce1"/>
          <table:table-cell table:style-name="ce1" office:value-type="string" calcext:value-type="string">
            <text:p>X-i = 3 / ( Xi – 1 ) – 4</text:p>
          </table:table-cell>
          <table:table-cell table:style-name="ce1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3-([.C24]*[.C24]))/-4" office:value-type="float" office:value="-0.6318359375" calcext:value-type="float">
            <text:p>-0.6318359375</text:p>
          </table:table-cell>
          <table:table-cell table:formula="of:=([.C25]*[.C25])-(4*[.C25])-3" office:value-type="float" office:value="-0.0734395980834961" calcext:value-type="float">
            <text:p>-0.0734395980834961</text:p>
          </table:table-cell>
          <table:table-cell table:formula="of:=ABS(([.C25]-[.C24])/[.C25])" office:value-type="float" office:value="0.0880989180834621" calcext:value-type="float">
            <text:p>0.0880989180834621</text:p>
          </table:table-cell>
          <table:table-cell table:style-name="ce1"/>
          <table:table-cell table:style-name="ce1" office:value-type="string" calcext:value-type="string">
            <text:p>Xi = 3 / X0 – 4</text:p>
          </table:table-cell>
          <table:table-cell table:style-name="ce1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3-([.C25]*[.C25]))/-4" office:value-type="float" office:value="-0.650195837020874" calcext:value-type="float">
            <text:p>-0.650195837020874</text:p>
          </table:table-cell>
          <table:table-cell table:formula="of:=([.C26]*[.C26])-(4*[.C26])-3" office:value-type="float" office:value="0.0235379745627711" calcext:value-type="float">
            <text:p>0.0235379745627711</text:p>
          </table:table-cell>
          <table:table-cell table:formula="of:=ABS(([.C26]-[.C25])/[.C26])" office:value-type="float" office:value="0.0282374916532795" calcext:value-type="float">
            <text:p>0.0282374916532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3-([.C26]*[.C26]))/-4" office:value-type="float" office:value="-0.644311343380181" calcext:value-type="float">
            <text:p>-0.644311343380181</text:p>
          </table:table-cell>
          <table:table-cell table:formula="of:=([.C27]*[.C27])-(4*[.C27])-3" office:value-type="float" office:value="-0.00761751927090115" calcext:value-type="float">
            <text:p>-0.00761751927090115</text:p>
          </table:table-cell>
          <table:table-cell table:formula="of:=ABS(([.C27]-[.C26])/[.C27])" office:value-type="float" office:value="0.00913299711568259" calcext:value-type="float">
            <text:p>0.00913299711568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3-([.C27]*[.C27]))/-4" office:value-type="float" office:value="-0.646215723197907" calcext:value-type="float">
            <text:p>-0.646215723197907</text:p>
          </table:table-cell>
          <table:table-cell table:formula="of:=([.C28]*[.C28])-(4*[.C28])-3" office:value-type="float" office:value="0.00245765369981932" calcext:value-type="float">
            <text:p>0.00245765369981932</text:p>
          </table:table-cell>
          <table:table-cell table:formula="of:=ABS(([.C28]-[.C27])/[.C28])" office:value-type="float" office:value="0.00294697227158316" calcext:value-type="float">
            <text:p>0.002946972271583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3-([.C28]*[.C28]))/-4" office:value-type="float" office:value="-0.645601309772952" calcext:value-type="float">
            <text:p>-0.645601309772952</text:p>
          </table:table-cell>
          <table:table-cell table:formula="of:=([.C29]*[.C29])-(4*[.C29])-3" office:value-type="float" office:value="-0.000793709727643144" calcext:value-type="float">
            <text:p>-0.000793709727643144</text:p>
          </table:table-cell>
          <table:table-cell table:formula="of:=ABS(([.C29]-[.C28])/[.C29])" office:value-type="float" office:value="0.000951691726231195" calcext:value-type="float">
            <text:p>0.000951691726231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3-([.C29]*[.C29]))/-4" office:value-type="float" office:value="-0.645799737204862" calcext:value-type="float">
            <text:p>-0.645799737204862</text:p>
          </table:table-cell>
          <table:table-cell table:formula="of:=([.C30]*[.C30])-(4*[.C30])-3" office:value-type="float" office:value="0.000256249393318697" calcext:value-type="float">
            <text:p>0.000256249393318697</text:p>
          </table:table-cell>
          <table:table-cell table:formula="of:=ABS(([.C30]-[.C29])/[.C30])" office:value-type="float" office:value="0.000307258458743907" calcext:value-type="float">
            <text:p>0.000307258458743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3-([.C30]*[.C30]))/-4" office:value-type="float" office:value="-0.645735674856533" calcext:value-type="float">
            <text:p>-0.645735674856533</text:p>
          </table:table-cell>
          <table:table-cell table:formula="of:=([.C31]*[.C31])-(4*[.C31])-3" office:value-type="float" office:value="-0.0000827387914474898" calcext:value-type="float">
            <text:p>-8.27387914474898E-05</text:p>
          </table:table-cell>
          <table:table-cell table:formula="of:=ABS(([.C31]-[.C30])/[.C31])" office:value-type="float" office:value="0.0000992083151421167" calcext:value-type="float">
            <text:p>9.9208315142116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3-([.C31]*[.C31]))/-4" office:value-type="float" office:value="-0.645756359554395" calcext:value-type="float">
            <text:p>-0.645756359554395</text:p>
          </table:table-cell>
          <table:table-cell table:formula="of:=([.C32]*[.C32])-(4*[.C32])-3" office:value-type="float" office:value="0.000026714122522975" calcext:value-type="float">
            <text:p>2.6714122522975E-05</text:p>
          </table:table-cell>
          <table:table-cell table:formula="of:=ABS(([.C32]-[.C31])/[.C32])" office:value-type="float" office:value="0.0000320317369791696" calcext:value-type="float">
            <text:p>3.2031736979169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3-([.C32]*[.C32]))/-4" office:value-type="float" office:value="-0.645749681023764" calcext:value-type="float">
            <text:p>-0.645749681023764</text:p>
          </table:table-cell>
          <table:table-cell table:formula="of:=([.C33]*[.C33])-(4*[.C33])-3" office:value-type="float" office:value="-0.0000086253626516708" calcext:value-type="float">
            <text:p>-8.6253626516708E-06</text:p>
          </table:table-cell>
          <table:table-cell table:formula="of:=ABS(([.C33]-[.C32])/[.C33])" office:value-type="float" office:value="0.0000103422902511631" calcext:value-type="float">
            <text:p>1.0342290251163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3-([.C33]*[.C33]))/-4" office:value-type="float" office:value="-0.645751837364427" calcext:value-type="float">
            <text:p>-0.645751837364427</text:p>
          </table:table-cell>
          <table:table-cell table:formula="of:=([.C34]*[.C34])-(4*[.C34])-3" office:value-type="float" office:value="0.00000278491724081675" calcext:value-type="float">
            <text:p>2.78491724081675E-06</text:p>
          </table:table-cell>
          <table:table-cell table:formula="of:=ABS(([.C34]-[.C33])/[.C34])" office:value-type="float" office:value="0.00000333927143255158" calcext:value-type="float">
            <text:p>3.3392714325515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3-([.C34]*[.C34]))/-4" office:value-type="float" office:value="-0.645751141135117" calcext:value-type="float">
            <text:p>-0.645751141135117</text:p>
          </table:table-cell>
          <table:table-cell table:formula="of:=([.C35]*[.C35])-(4*[.C35])-3" office:value-type="float" office:value="-0.000000899182227787065" calcext:value-type="float">
            <text:p>-8.99182227787065E-07</text:p>
          </table:table-cell>
          <table:table-cell table:formula="of:=ABS(([.C35]-[.C34])/[.C35])" office:value-type="float" office:value="0.00000107816969394795" calcext:value-type="float">
            <text:p>1.07816969394795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3-([.C35]*[.C35]))/-4" office:value-type="float" office:value="-0.645751365930674" calcext:value-type="float">
            <text:p>-0.645751365930674</text:p>
          </table:table-cell>
          <table:table-cell table:formula="of:=([.C36]*[.C36])-(4*[.C36])-3" office:value-type="float" office:value="0.000000290324025264965" calcext:value-type="float">
            <text:p>2.90324025264965E-07</text:p>
          </table:table-cell>
          <table:table-cell table:formula="of:=ABS(([.C36]-[.C35])/[.C36])" office:value-type="float" office:value="0.000000348114721558173" calcext:value-type="float">
            <text:p>3.48114721558173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3-([.C36]*[.C36]))/-4" office:value-type="float" office:value="-0.645751293349667" calcext:value-type="float">
            <text:p>-0.645751293349667</text:p>
          </table:table-cell>
          <table:table-cell table:formula="of:=([.C37]*[.C37])-(4*[.C37])-3" office:value-type="float" office:value="-0.0000000937385626897935" calcext:value-type="float">
            <text:p>-9.37385626897935E-08</text:p>
          </table:table-cell>
          <table:table-cell table:formula="of:=ABS(([.C37]-[.C36])/[.C37])" office:value-type="float" office:value="0.000000112397771500768" calcext:value-type="float">
            <text:p>1.12397771500768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3-([.C37]*[.C37]))/-4" office:value-type="float" office:value="-0.645751316784308" calcext:value-type="float">
            <text:p>-0.645751316784308</text:p>
          </table:table-cell>
          <table:table-cell table:formula="of:=([.C38]*[.C38])-(4*[.C38])-3" office:value-type="float" office:value="0.0000000302658995643412" calcext:value-type="float">
            <text:p>3.02658995643412E-08</text:p>
          </table:table-cell>
          <table:table-cell table:formula="of:=ABS(([.C38]-[.C37])/[.C38])" office:value-type="float" office:value="0.0000000362905038880098" calcext:value-type="float">
            <text:p>3.62905038880098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3-([.C38]*[.C38]))/-4" office:value-type="float" office:value="-0.645751309217833" calcext:value-type="float">
            <text:p>-0.645751309217833</text:p>
          </table:table-cell>
          <table:table-cell table:formula="of:=([.C39]*[.C39])-(4*[.C39])-3" office:value-type="float" office:value="-0.00000000977212222252888" calcext:value-type="float">
            <text:p>-9.77212222252888E-09</text:p>
          </table:table-cell>
          <table:table-cell table:formula="of:=ABS(([.C39]-[.C38])/[.C39])" office:value-type="float" office:value="0.0000000117173202486422" calcext:value-type="float">
            <text:p>1.17173202486422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3-([.C39]*[.C39]))/-4" office:value-type="float" office:value="-0.645751311660864" calcext:value-type="float">
            <text:p>-0.645751311660864</text:p>
          </table:table-cell>
          <table:table-cell table:formula="of:=([.C40]*[.C40])-(4*[.C40])-3" office:value-type="float" office:value="0.00000000315518056126507" calcext:value-type="float">
            <text:p>3.15518056126507E-09</text:p>
          </table:table-cell>
          <table:table-cell table:formula="of:=ABS(([.C40]-[.C39])/[.C40])" office:value-type="float" office:value="0.00000000378323746543972" calcext:value-type="float">
            <text:p>3.78323746543972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3-([.C40]*[.C40]))/-4" office:value-type="float" office:value="-0.645751310872069" calcext:value-type="float">
            <text:p>-0.645751310872069</text:p>
          </table:table-cell>
          <table:table-cell table:formula="of:=([.C41]*[.C41])-(4*[.C41])-3" office:value-type="float" office:value="-0.00000000101873132152264" calcext:value-type="float">
            <text:p>-1.01873132152264E-09</text:p>
          </table:table-cell>
          <table:table-cell table:formula="of:=ABS(([.C41]-[.C40])/[.C41])" office:value-type="float" office:value="0.00000000122151535279274" calcext:value-type="float">
            <text:p>1.22151535279274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3-([.C41]*[.C41]))/-4" office:value-type="float" office:value="-0.645751311126751" calcext:value-type="float">
            <text:p>-0.645751311126751</text:p>
          </table:table-cell>
          <table:table-cell table:formula="of:=([.C42]*[.C42])-(4*[.C42])-3" office:value-type="float" office:value="0.000000000328923555059646" calcext:value-type="float">
            <text:p>3.28923555059646E-10</text:p>
          </table:table-cell>
          <table:table-cell table:formula="of:=ABS(([.C42]-[.C41])/[.C42])" office:value-type="float" office:value="0.000000000394397697677564" calcext:value-type="float">
            <text:p>3.94397697677564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3-([.C42]*[.C42]))/-4" office:value-type="float" office:value="-0.64575131104452" calcext:value-type="float">
            <text:p>-0.64575131104452</text:p>
          </table:table-cell>
          <table:table-cell table:formula="of:=([.C43]*[.C43])-(4*[.C43])-3" office:value-type="float" office:value="-0.000000000106201270000383" calcext:value-type="float">
            <text:p>-1.06201270000383E-10</text:p>
          </table:table-cell>
          <table:table-cell table:formula="of:=ABS(([.C43]-[.C42])/[.C43])" office:value-type="float" office:value="0.000000000127341419767156" calcext:value-type="float">
            <text:p>1.27341419767156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3-([.C43]*[.C43]))/-4" office:value-type="float" office:value="-0.645751311071071" calcext:value-type="float">
            <text:p>-0.645751311071071</text:p>
          </table:table-cell>
          <table:table-cell table:formula="of:=([.C44]*[.C44])-(4*[.C44])-3" office:value-type="float" office:value="0.0000000000342899042493627" calcext:value-type="float">
            <text:p>3.42899042493627E-11</text:p>
          </table:table-cell>
          <table:table-cell table:formula="of:=ABS(([.C44]-[.C43])/[.C44])" office:value-type="float" office:value="0.0000000000411153907780045" calcext:value-type="float">
            <text:p>4.11153907780045E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3-([.C44]*[.C44]))/-4" office:value-type="float" office:value="-0.645751311062498" calcext:value-type="float">
            <text:p>-0.645751311062498</text:p>
          </table:table-cell>
          <table:table-cell table:formula="of:=([.C45]*[.C45])-(4*[.C45])-3" office:value-type="float" office:value="-0.0000000000110715880907719" calcext:value-type="float">
            <text:p>-1.10715880907719E-11</text:p>
          </table:table-cell>
          <table:table-cell table:formula="of:=ABS(([.C45]-[.C44])/[.C45])" office:value-type="float" office:value="0.0000000000132751973019394" calcext:value-type="float">
            <text:p>1.32751973019394E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3-([.C45]*[.C45]))/-4" office:value-type="float" office:value="-0.645751311065266" calcext:value-type="float">
            <text:p>-0.645751311065266</text:p>
          </table:table-cell>
          <table:table-cell table:formula="of:=([.C46]*[.C46])-(4*[.C46])-3" office:value-type="float" office:value="0.000000000003574918139293" calcext:value-type="float">
            <text:p>3.574918139293E-12</text:p>
          </table:table-cell>
          <table:table-cell table:formula="of:=ABS(([.C46]-[.C45])/[.C46])" office:value-type="float" office:value="0.00000000000428632040735141" calcext:value-type="float">
            <text:p>4.28632040735141E-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3-([.C46]*[.C46]))/-4" office:value-type="float" office:value="-0.645751311064372" calcext:value-type="float">
            <text:p>-0.645751311064372</text:p>
          </table:table-cell>
          <table:table-cell table:formula="of:=([.C47]*[.C47])-(4*[.C47])-3" office:value-type="float" office:value="-0.00000000000115418785640031" calcext:value-type="float">
            <text:p>-1.15418785640031E-12</text:p>
          </table:table-cell>
          <table:table-cell table:formula="of:=ABS(([.C47]-[.C46])/[.C47])" office:value-type="float" office:value="0.00000000000138401505271456" calcext:value-type="float">
            <text:p>1.38401505271456E-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3-([.C47]*[.C47]))/-4" office:value-type="float" office:value="-0.645751311064661" calcext:value-type="float">
            <text:p>-0.645751311064661</text:p>
          </table:table-cell>
          <table:table-cell table:formula="of:=([.C48]*[.C48])-(4*[.C48])-3" office:value-type="float" office:value="0.000000000000372590847064203" calcext:value-type="float">
            <text:p>3.72590847064203E-13</text:p>
          </table:table-cell>
          <table:table-cell table:formula="of:=ABS(([.C48]-[.C47])/[.C48])" office:value-type="float" office:value="0.0000000000004468391455905" calcext:value-type="float">
            <text:p>4.468391455905E-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3-([.C48]*[.C48]))/-4" office:value-type="float" office:value="-0.645751311064568" calcext:value-type="float">
            <text:p>-0.645751311064568</text:p>
          </table:table-cell>
          <table:table-cell table:formula="of:=([.C49]*[.C49])-(4*[.C49])-3" office:value-type="float" office:value="-0.000000000000120348175869367" calcext:value-type="float">
            <text:p>-1.20348175869367E-13</text:p>
          </table:table-cell>
          <table:table-cell table:formula="of:=ABS(([.C49]-[.C48])/[.C49])" office:value-type="float" office:value="0.000000000000144247034686604" calcext:value-type="float">
            <text:p>1.44247034686604E-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3-([.C49]*[.C49]))/-4" office:value-type="float" office:value="-0.645751311064598" calcext:value-type="float">
            <text:p>-0.645751311064598</text:p>
          </table:table-cell>
          <table:table-cell table:formula="of:=([.C50]*[.C50])-(4*[.C50])-3" office:value-type="float" office:value="0.0000000000000390798504668055" calcext:value-type="float">
            <text:p>3.90798504668055E-14</text:p>
          </table:table-cell>
          <table:table-cell table:formula="of:=ABS(([.C50]-[.C49])/[.C50])" office:value-type="float" office:value="0.0000000000000465923079857781" calcext:value-type="float">
            <text:p>4.65923079857781E-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3-([.C50]*[.C50]))/-4" office:value-type="float" office:value="-0.645751311064588" calcext:value-type="float">
            <text:p>-0.645751311064588</text:p>
          </table:table-cell>
          <table:table-cell table:formula="of:=([.C51]*[.C51])-(4*[.C51])-3" office:value-type="float" office:value="-0.0000000000000124344978758018" calcext:value-type="float">
            <text:p>-1.24344978758018E-14</text:p>
          </table:table-cell>
          <table:table-cell table:formula="of:=ABS(([.C51]-[.C50])/[.C51])" office:value-type="float" office:value="0.0000000000000149576782094567" calcext:value-type="float">
            <text:p>1.49576782094567E-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3-([.C51]*[.C51]))/-4" office:value-type="float" office:value="-0.645751311064591" calcext:value-type="float">
            <text:p>-0.645751311064591</text:p>
          </table:table-cell>
          <table:table-cell table:formula="of:=([.C52]*[.C52])-(4*[.C52])-3" office:value-type="float" office:value="0" calcext:value-type="float">
            <text:p>0</text:p>
          </table:table-cell>
          <table:table-cell table:formula="of:=ABS(([.C52]-[.C51])/[.C52])" office:value-type="float" office:value="4.81396540074465E-015" calcext:value-type="float">
            <text:p>4.81396540074465E-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3-([.C52]*[.C52]))/-4" office:value-type="float" office:value="-0.64575131106459" calcext:value-type="float">
            <text:p>-0.64575131106459</text:p>
          </table:table-cell>
          <table:table-cell table:formula="of:=([.C53]*[.C53])-(4*[.C53])-3" office:value-type="float" office:value="0" calcext:value-type="float">
            <text:p>0</text:p>
          </table:table-cell>
          <table:table-cell table:formula="of:=ABS(([.C53]-[.C52])/[.C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3-([.C53]*[.C53]))/-4" office:value-type="float" office:value="-0.645751311064591" calcext:value-type="float">
            <text:p>-0.645751311064591</text:p>
          </table:table-cell>
          <table:table-cell table:formula="of:=([.C54]*[.C54])-(4*[.C54])-3" office:value-type="float" office:value="0" calcext:value-type="float">
            <text:p>0</text:p>
          </table:table-cell>
          <table:table-cell table:formula="of:=ABS(([.C54]-[.C53])/[.C54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12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9:20:04.105558859</meta:creation-date>
    <dc:date>2024-08-29T19:50:00.939960732</dc:date>
    <meta:editing-duration>PT6M48S</meta:editing-duration>
    <meta:editing-cycles>1</meta:editing-cycles>
    <meta:document-statistic meta:table-count="1" meta:cell-count="216" meta:object-count="0"/>
    <meta:generator>LibreOffice/24.2.5.2$Linux_X86_64 LibreOffice_project/420$Build-2</meta:generator>
  </office:meta>
</office:document-meta>
</file>